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Heading2"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text-properties style:font-name="Times New Roman" fo:font-size="12pt" style:font-size-asian="12pt" style:font-size-complex="12pt"/>
    </style:style>
    <style:style style:name="P4" style:parent-style-name="Normal" style:family="paragraph">
      <style:paragraph-properties fo:text-align="justify"/>
      <style:text-properties style:font-name="Times New Roman" fo:font-size="12pt" style:font-size-asian="12pt" style:font-size-complex="12pt"/>
    </style:style>
    <style:style style:name="P5" style:parent-style-name="Normal" style:family="paragraph">
      <style:paragraph-properties fo:text-align="justify"/>
      <style:text-properties style:font-name="Times New Roman" fo:font-size="12pt" style:font-size-asian="12pt" style:font-size-complex="12pt"/>
    </style:style>
    <style:style style:name="P6" style:parent-style-name="Normal" style:family="paragraph">
      <style:paragraph-properties fo:text-align="justify"/>
      <style:text-properties style:font-name="Times New Roman" fo:font-size="12pt" style:font-size-asian="12pt" style:font-size-complex="12pt"/>
    </style:style>
    <style:style style:name="P7" style:parent-style-name="Normal" style:family="paragraph">
      <style:paragraph-properties fo:text-align="justify"/>
      <style:text-properties style:font-name="Times New Roman" fo:font-size="12pt" style:font-size-asian="12pt" style:font-size-complex="12pt"/>
    </style:style>
    <style:style style:name="P8" style:parent-style-name="Normal" style:family="paragraph">
      <style:paragraph-properties fo:text-align="justify"/>
      <style:text-properties style:font-name="Times New Roman" fo:font-size="12pt" style:font-size-asian="12pt" style:font-size-complex="12pt"/>
    </style:style>
    <style:style style:name="P9" style:parent-style-name="Normal" style:family="paragraph">
      <style:paragraph-properties fo:text-align="justify"/>
      <style:text-properties style:font-name="Times New Roman" fo:font-size="12pt" style:font-size-asian="12pt" style:font-size-complex="12pt"/>
    </style:style>
    <style:style style:name="P10" style:parent-style-name="Normal" style:family="paragraph">
      <style:paragraph-properties fo:text-align="justify"/>
      <style:text-properties style:font-name="Times New Roman" fo:font-size="12pt" style:font-size-asian="12pt" style:font-size-complex="12pt"/>
    </style:style>
    <style:style style:name="P11" style:parent-style-name="Normal" style:family="paragraph">
      <style:paragraph-properties fo:text-align="justify"/>
      <style:text-properties style:font-name="Times New Roman" fo:font-size="12pt" style:font-size-asian="12pt" style:font-size-complex="12pt"/>
    </style:style>
    <style:style style:name="P12" style:parent-style-name="Normal" style:family="paragraph">
      <style:paragraph-properties fo:text-align="justify"/>
      <style:text-properties style:font-name="Times New Roman" fo:font-size="12pt" style:font-size-asian="12pt" style:font-size-complex="12pt"/>
    </style:style>
    <style:style style:name="P13" style:parent-style-name="Normal" style:family="paragraph">
      <style:paragraph-properties fo:text-align="justify"/>
      <style:text-properties style:font-name="Times New Roman" fo:font-size="12pt" style:font-size-asian="12pt" style:font-size-complex="12pt"/>
    </style:style>
    <style:style style:name="P14" style:parent-style-name="Normal" style:family="paragraph">
      <style:paragraph-properties fo:text-align="justify"/>
      <style:text-properties style:font-name="Times New Roman" fo:font-size="12pt" style:font-size-asian="12pt" style:font-size-complex="12pt"/>
    </style:style>
    <style:style style:name="P15" style:parent-style-name="Normal" style:family="paragraph">
      <style:paragraph-properties fo:text-align="justify"/>
      <style:text-properties style:font-name="Times New Roman" fo:font-size="12pt" style:font-size-asian="12pt" style:font-size-complex="12pt"/>
    </style:style>
    <style:style style:name="P16" style:parent-style-name="Normal" style:family="paragraph">
      <style:paragraph-properties fo:text-align="justify"/>
      <style:text-properties style:font-name="Times New Roman" fo:font-size="12pt" style:font-size-asian="12pt" style:font-size-complex="12pt"/>
    </style:style>
    <style:style style:name="P17" style:parent-style-name="Normal" style:family="paragraph">
      <style:paragraph-properties fo:text-align="justify"/>
      <style:text-properties style:font-name="Times New Roman" fo:font-size="12pt" style:font-size-asian="12pt" style:font-size-complex="12pt"/>
    </style:style>
    <style:style style:name="P18" style:parent-style-name="Normal" style:family="paragraph">
      <style:paragraph-properties fo:text-align="justify"/>
      <style:text-properties style:font-name="Times New Roman" fo:font-size="12pt" style:font-size-asian="12pt" style:font-size-complex="12pt"/>
    </style:style>
    <style:style style:name="P19" style:parent-style-name="Normal" style:family="paragraph">
      <style:paragraph-properties fo:text-align="justify"/>
      <style:text-properties style:font-name="Times New Roman" fo:font-size="12pt" style:font-size-asian="12pt" style:font-size-complex="12pt"/>
    </style:style>
    <style:style style:name="P20" style:parent-style-name="Normal" style:family="paragraph">
      <style:paragraph-properties fo:text-align="justify"/>
      <style:text-properties style:font-name="Times New Roman" fo:font-size="12pt" style:font-size-asian="12pt" style:font-size-complex="12pt"/>
    </style:style>
    <style:style style:name="P21" style:parent-style-name="Normal" style:family="paragraph">
      <style:paragraph-properties fo:text-align="justify"/>
      <style:text-properties style:font-name="Times New Roman" fo:font-size="12pt" style:font-size-asian="12pt" style:font-size-complex="12pt"/>
    </style:style>
    <style:style style:name="P22" style:parent-style-name="Normal" style:family="paragraph">
      <style:paragraph-properties fo:text-align="justify"/>
      <style:text-properties style:font-name="Times New Roman" fo:font-size="12pt" style:font-size-asian="12pt" style:font-size-complex="12pt"/>
    </style:style>
    <style:style style:name="P23" style:parent-style-name="Normal" style:family="paragraph">
      <style:paragraph-properties fo:text-align="justify"/>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style:style>
    <style:style style:name="P29" style:parent-style-name="Normal" style:family="paragraph">
      <style:paragraph-properties fo:text-align="justify"/>
      <style:text-properties style:font-name="Times New Roman" fo:font-size="12pt" style:font-size-asian="12pt" style:font-size-complex="12pt"/>
    </style:style>
    <style:style style:name="P30" style:parent-style-name="Normal" style:family="paragraph">
      <style:paragraph-properties fo:text-align="justify"/>
      <style:text-properties style:font-name="Times New Roman" fo:font-size="12pt" style:font-size-asian="12pt" style:font-size-complex="12pt"/>
    </style:style>
    <style:style style:name="P31" style:parent-style-name="Normal" style:family="paragraph">
      <style:paragraph-properties fo:text-align="justify"/>
      <style:text-properties style:font-name="Times New Roman" fo:font-size="12pt" style:font-size-asian="12pt" style:font-size-complex="12pt"/>
    </style:style>
    <style:style style:name="P32" style:parent-style-name="Normal" style:family="paragraph">
      <style:paragraph-properties fo:text-align="justify"/>
      <style:text-properties style:font-name="Times New Roman" fo:font-size="12pt" style:font-size-asian="12pt" style:font-size-complex="12pt"/>
    </style:style>
    <style:style style:name="P33" style:parent-style-name="Normal" style:family="paragraph">
      <style:paragraph-properties fo:text-align="justify"/>
      <style:text-properties style:font-name="Times New Roman" fo:font-size="12pt" style:font-size-asian="12pt" style:font-size-complex="12pt"/>
    </style:style>
    <style:style style:name="P34" style:parent-style-name="Bibliography" style:family="paragraph">
      <style:paragraph-properties fo:margin-left="0.5in" fo:text-indent="-0.5in">
        <style:tab-stops/>
      </style:paragraph-properties>
    </style:style>
    <style:style style:name="T35" style:parent-style-name="DefaultParagraphFont" style:family="text">
      <style:text-properties fo:font-style="italic" style:font-style-asian="italic" style:font-style-complex="italic"/>
    </style:style>
    <style:style style:name="P36" style:parent-style-name="Normal" style:family="paragraph">
      <style:paragraph-properties fo:text-align="justify"/>
      <style:text-properties style:font-name="Times New Roman" fo:font-size="12pt" style:font-size-asian="12pt" style:font-size-complex="12pt"/>
    </style:style>
  </office:automatic-styles>
  <office:body>
    <office:text text:use-soft-page-breaks="true">
      <text:h text:style-name="P1" text:outline-level="2">Potential Risks/Issus</text:h>
      <text:p text:style-name="P2"/>
      <text:p text:style-name="P3">As with any project there is always the growing potential risks that the main objectives may not always go according to plan. <text:s/>Issus may arise when previously<text:s/>unforeseen or unusual behaviours with expected results, technologies and understanding of the business needs conflict with the projects end result. <text:s/>As too, when working with data it can be inconsistent, uncomplete or misinterpreted in some way. <text:s/>Models may not suit the data which could lead to rethinking the model and investigation different approaches that maybe more suitable for the data. <text:s/>The following in relation to this project could be considered as potential risk or issues that arise throughout the<text:s/>course of the project. <text:s text:c="4"/></text:p>
      <text:p text:style-name="P4"/>
      <text:p text:style-name="P5">Dataset</text:p>
      <text:p text:style-name="P6">Dataset may not be detailed enough. It may be poorly constructed and lacking in quality such as one star data. <text:s/>If the rows and columns from different sources suggest different meaning, this can conflict to the understanding of the data overall and derive to reconstruct the dataset. <text:s/>Ultimately, if the dataset is lacking in detail, misinterpreted or broken in structure then the project’s objectives; to prove with car is consistently most reliable and to predict such a trend into the near future for customer purchase of pre-owned cars, will not succeed. <text:s/></text:p>
      <text:p text:style-name="P7"/>
      <text:p text:style-name="P8">Transformation</text:p>
      <text:p text:style-name="P9">The Road Safety Authority supplies one and two star data (W3C Standards) in relation to the National Car Test. <text:s/>A one star data set includes PDF. This requires extra prepossessing to extract the data to covert to tabular format which may prove difficult and not be fit for purpose when complete.</text:p>
      <text:p text:style-name="P10">For example the first dataset examined in this project was a one star data set. <text:s/>Using a Python script the data could be easily parsed into CSV format. <text:s/>This may seem as though the data was extracted successfully, however, the data structure became broken and useful leading to a redesign of the data extraction process.</text:p>
      <text:p text:style-name="P11">Two star data comes in the form of XLS (excel spread sheet) which is tabular in format, more easier to use however still requires extraction for data analysis and if obtained from multiple sources field names and relationships may not be coherent or understood correctly.</text:p>
      <text:p text:style-name="P12"/>
      <text:p text:style-name="P13">Code<text:s/></text:p>
      <text:p text:style-name="P14">Code may be not efficient<text:s/>and algorithm computation time could lack in performance. <text:s/>Communication between to different languages such as Python and Java may encounter difficulties or incompatibility when working together. <text:s/>Each language has its own set of standards and implementation, core libraries, syntax and performance capabilities. <text:s/>Choosing the right technologies may sometimes prove challenging and issues arising may not present themselves until much later in the development life cycle of the project. <text:s/>At such a time the<text:s/><text:soft-page-break/>project deliverables could be set back in order to reproach or refactor the code and choices of technologies previously thought appropriate. <text:s text:c="6"/></text:p>
      <text:p text:style-name="P15"/>
      <text:p text:style-name="P16">API</text:p>
      <text:p text:style-name="P17">The Java API may not be able to handle large volumes of data requests in a short period of time as the Python models is capable of producing it. <text:s/>If this is an issue the threaded connection pool could be increased to allow a greater size of request at the same time. <text:s/>A public API could be subjected to script injection causing harm to the database or placing invalid and unreliable data into the datasets. <text:s/>For this reason one approach is to use an API key to restrict the API accessibility to authorised usability insuring that valid and only approved data can be added to the exciting dataset. <text:s/></text:p>
      <text:p text:style-name="P18"><text:s/></text:p>
      <text:p text:style-name="P19">Database</text:p>
      <text:p text:style-name="P20">Database injection attacks such as MySQL could potentially enable an attacker to execute malicious SQL statements. <text:s/>This could lead to attackers controlling the web API and database server by deleting or changing its behaviour.<text:s text:c="2"/>Unmanaged sensitive data could be exposed to threats if the user authentication permissions are not secure enough. <text:s/>This means if different databases on the server have no unique user and there are using the root admin user account, all databases would be available to exploitation especially if the root admin account has be compromised.<text:s/>This can be avoided by simple assigning a unique user for each database on the server so if one where compromised then not all would necessarily be compromised.<text:s/></text:p>
      <text:p text:style-name="P21"/>
      <text:p text:style-name="P22">Hadoop</text:p>
      <text:p text:style-name="P23"><text:span text:style-name="T24">Hadoop cannot maintain reliable, predictable performance for scheduling jobs/queries if the network is overloaded. If there is a slowdown it takes too long to troubleshoot the issue and find the root cause</text:span><text:span text:style-name="T25"><text:s/></text:span><text:span text:style-name="T26">(Xplenty, 2017)</text:span><text:span text:style-name="T27">.</text:span><text:span text:style-name="T28"><text:s/></text:span></text:p>
      <text:p text:style-name="P29"/>
      <text:p text:style-name="P30">Output<text:s/></text:p>
      <text:p text:style-name="P31">If the logic in the Python models are not correct then the results of the data would be incorrectly represented.<text:s/>This can lead to a misrepresentation<text:s/>of<text:s/>results thought previously to be conclusively correct.<text:s text:c="2"/>Ultimately, the findings of the project would mislead the prediction aspect of the over goals and aims project<text:s/>as<text:s/>set out in the<text:s/>objectives of this document.<text:s/></text:p>
      <text:p text:style-name="P32"/>
      <text:p text:style-name="P33"/>
      <text:h text:style-name="Heading1" text:outline-level="1">Bibliography</text:h>
      <text:p text:style-name="P34">Xplenty, I. (2017, 11 16).<text:s/><text:span text:style-name="T35">Mitigating 5 Performance Risks of Managing Hadoop as a Shared Service</text:span>. Retrieved from Driven: http://www.driven.io/2015/10/mitigating-5-performance-risks-hadoop-shared-service/</text:p>
      <text:p text:style-name="Normal"/>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Bibliography" style:display-name="Bibliography" style:family="paragraph" style:parent-style-name="Normal" style:next-style-name="Normal">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an higgins</meta:initial-creator>
    <dc:creator>alan higgins</dc:creator>
    <meta:creation-date>2017-11-09T09:20:00Z</meta:creation-date>
    <dc:date>2017-11-16T10:03:00Z</dc:date>
    <meta:template xlink:href="Normal.dotm" xlink:type="simple"/>
    <meta:editing-cycles>46</meta:editing-cycles>
    <meta:editing-duration>PT12240S</meta:editing-duration>
    <meta:document-statistic meta:page-count="3" meta:paragraph-count="10" meta:word-count="762" meta:character-count="5101" meta:row-count="36" meta:non-whitespace-character-count="4349"/>
  </office:meta>
</office:document-meta>
</file>